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10-0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12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6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2904" calcext:value-type="float">
            <text:p>16.1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56808275862" calcext:value-type="float">
            <text:p>15.86568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02656" calcext:value-type="float">
            <text:p>15.79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80256551724" calcext:value-type="float">
            <text:p>15.70802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84144" calcext:value-type="float">
            <text:p>15.5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0276" calcext:value-type="float">
            <text:p>15.67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0984" calcext:value-type="float">
            <text:p>16.33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38438709677" calcext:value-type="float">
            <text:p>16.743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4432" calcext:value-type="float">
            <text:p>16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62038709677" calcext:value-type="float">
            <text:p>16.576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66482758621" calcext:value-type="float">
            <text:p>16.406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3543225806" calcext:value-type="float">
            <text:p>16.9073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68496" calcext:value-type="float">
            <text:p>16.9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5972" calcext:value-type="float">
            <text:p>16.995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5378" calcext:value-type="float">
            <text:p>17.375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88454193548" calcext:value-type="float">
            <text:p>17.6288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5236129032" calcext:value-type="float">
            <text:p>17.7825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3896" calcext:value-type="float">
            <text:p>17.9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01052903226" calcext:value-type="float">
            <text:p>18.270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63408" calcext:value-type="float">
            <text:p>18.57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5447741936" calcext:value-type="float">
            <text:p>19.08254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85305714286" calcext:value-type="float">
            <text:p>19.1585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0624516129" calcext:value-type="float">
            <text:p>19.13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90938064516" calcext:value-type="float">
            <text:p>19.7390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5575172414" calcext:value-type="float">
            <text:p>19.68755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25089032258" calcext:value-type="float">
            <text:p>19.852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0508" calcext:value-type="float">
            <text:p>20.193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02758709677" calcext:value-type="float">
            <text:p>20.2002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69561290323" calcext:value-type="float">
            <text:p>20.136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96576" calcext:value-type="float">
            <text:p>20.06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56665806452" calcext:value-type="float">
            <text:p>19.9956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92464" calcext:value-type="float">
            <text:p>19.9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322" calcext:value-type="float">
            <text:p>19.72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77667096774" calcext:value-type="float">
            <text:p>19.567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434" calcext:value-type="float">
            <text:p>19.22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2912" calcext:value-type="float">
            <text:p>19.11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64371612903" calcext:value-type="float">
            <text:p>19.1064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96672" calcext:value-type="float">
            <text:p>19.07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27643870968" calcext:value-type="float">
            <text:p>19.1927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61896" calcext:value-type="float">
            <text:p>19.2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9122580645" calcext:value-type="float">
            <text:p>19.699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99984" calcext:value-type="float">
            <text:p>19.8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11180645161" calcext:value-type="float">
            <text:p>19.7611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38454285714" calcext:value-type="float">
            <text:p>19.66384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38278709677" calcext:value-type="float">
            <text:p>19.6638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69492" calcext:value-type="float">
            <text:p>20.44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2184" calcext:value-type="float">
            <text:p>20.4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82335483871" calcext:value-type="float">
            <text:p>20.648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7304" calcext:value-type="float">
            <text:p>21.1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93078709677" calcext:value-type="float">
            <text:p>21.599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4113548387" calcext:value-type="float">
            <text:p>22.009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4384" calcext:value-type="float">
            <text:p>21.97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37318709677" calcext:value-type="float">
            <text:p>21.9437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5726896552" calcext:value-type="float">
            <text:p>21.96357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89048" calcext:value-type="float">
            <text:p>21.81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23895172414" calcext:value-type="float">
            <text:p>21.77238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986" calcext:value-type="float">
            <text:p>21.73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1473548387" calcext:value-type="float">
            <text:p>22.183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90584" calcext:value-type="float">
            <text:p>22.48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53156129032" calcext:value-type="float">
            <text:p>22.595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84484" calcext:value-type="float">
            <text:p>22.688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22905806452" calcext:value-type="float">
            <text:p>22.7022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9352" calcext:value-type="float">
            <text:p>22.74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45752258064" calcext:value-type="float">
            <text:p>22.6445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86392" calcext:value-type="float">
            <text:p>22.53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21001290323" calcext:value-type="float">
            <text:p>22.4321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61794285714" calcext:value-type="float">
            <text:p>22.3361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6741935484" calcext:value-type="float">
            <text:p>22.2196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2664" calcext:value-type="float">
            <text:p>21.8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92313043478" calcext:value-type="float">
            <text:p>21.67923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1424" calcext:value-type="float">
            <text:p>21.63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6946086956" calcext:value-type="float">
            <text:p>21.592694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6787" calcext:value-type="float">
            <text:p>21.536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51394285714" calcext:value-type="float">
            <text:p>21.6351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84912" calcext:value-type="float">
            <text:p>21.60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6248" calcext:value-type="float">
            <text:p>21.61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12344" calcext:value-type="float">
            <text:p>21.61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50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93472" calcext:value-type="float">
            <text:p>21.59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6" meta:object-count="0"/>
    <meta:user-defined meta:name="AppVersion">3.0</meta:user-defined>
  </office:meta>
</office:document-meta>
</file>